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7bc" officeooo:paragraph-rsid="0006e7bc"/>
    </style:style>
    <style:style style:name="P2" style:family="paragraph" style:parent-style-name="Standard">
      <style:text-properties officeooo:rsid="0006e7bc" officeooo:paragraph-rsid="0006e7bc"/>
    </style:style>
    <style:style style:name="P3" style:family="paragraph" style:parent-style-name="Standard">
      <style:text-properties officeooo:rsid="0006f5f1" officeooo:paragraph-rsid="0006f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problèmes à régler pour le projet de traitement de données :</text:p>
      <text:p text:style-name="P1"/>
      <text:p text:style-name="P1">°Suppression d’une section portant le nom d’une section suceptible de contenir le nom du pays</text:p>
      <text:p text:style-name="P1"/>
      <text:p text:style-name="P1">°Suppression du pays none ?</text:p>
      <text:p text:style-name="P1"/>
      <text:p text:style-name="P1">°Passage à la conventional long form lorsque le nom est none (en vérifiant qu’elle existe) et cela doit donc être le nom à écrire pour supprimer le pays</text:p>
      <text:p text:style-name="P1"/>
      <text:p text:style-name="P1">°Gérer les exceptions dans les résumés statistiques</text:p>
      <text:p text:style-name="P1"/>
      <text:p text:style-name="P1">°Interdire d’introduire un pays avec le nom none (message d’erreur qui va avec)</text:p>
      <text:p text:style-name="P1"/>
      <text:p text:style-name="P1">°Le problème de la France dans les résumés stats</text:p>
      <text:p text:style-name="P1"/>
      <text:p text:style-name="P3">°Ne pas autoriser l’ajout d’un pays 2fois dans la table (résumé sta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42:59.142825609</meta:creation-date>
    <dc:date>2020-04-06T12:26:12.910159809</dc:date>
    <meta:editing-duration>PT6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2" meta:character-count="589" meta:non-whitespace-character-count="495"/>
  </office:meta>
</office:document-meta>
</file>